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.getCurrentFl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hasMoreFl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isEmp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an.getColumn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moveToNextFl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.createNormalFlow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.Span( int colCount , int colGap , int ip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.getCurrentFlow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pan.getNormalFlow( int colRequest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an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.notifyFlowsFinish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